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/>
    </style:style>
    <style:style style:name="P9" style:family="paragraph" style:parent-style-name="Standard"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1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use-window-font-color="true"/>
    </style:style>
    <style:style style:name="P15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/>
    </style:style>
    <style:style style:name="P16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7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8" style:family="paragraph" style:parent-style-name="Standard" style:list-style-name="L1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style:snap-to-layout-grid="false"/>
      <style:text-properties style:use-window-font-color="true"/>
    </style:style>
    <style:style style:name="P21" style:family="paragraph" style:parent-style-name="Standard">
      <style:paragraph-properties style:snap-to-layout-grid="false"/>
      <style:text-properties style:use-window-font-color="true" officeooo:paragraph-rsid="0019ae20"/>
    </style:style>
    <style:style style:name="P22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23" style:family="paragraph" style:parent-style-name="Standard">
      <style:paragraph-properties style:snap-to-layout-grid="false"/>
      <style:text-properties fo:color="#000000" officeooo:paragraph-rsid="0019ae20" fo:background-color="#ffffff"/>
    </style:style>
    <style:style style:name="P24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5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6" style:family="paragraph" style:parent-style-name="Standard">
      <style:paragraph-properties fo:margin-left="0in" fo:margin-right="0in" fo:text-indent="0in" style:auto-text-indent="false" style:snap-to-layout-grid="false"/>
      <style:text-properties style:use-window-font-color="true" style:font-name="Times New Roman1" fo:font-size="12pt" officeooo:paragraph-rsid="0019ae20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use-window-font-color="true"/>
    </style:style>
    <style:style style:name="P28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29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7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normal" style:font-weight-asian="normal" style:font-weight-complex="normal"/>
    </style:style>
    <style:style style:name="T10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19ae20" fo:background-color="transparent" style:font-weight-asian="normal" style:font-weight-complex="normal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officeooo:rsid="0019ae20"/>
    </style:style>
    <style:style style:name="T14" style:family="text">
      <style:text-properties officeooo:rsid="000883dc"/>
    </style:style>
    <style:style style:name="T15" style:family="text">
      <style:text-properties officeooo:rsid="0005bc8f"/>
    </style:style>
    <style:style style:name="T16" style:family="text">
      <style:text-properties officeooo:rsid="0019f5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6">Nombre del Caso de Uso:</text:span><text:span text:style-name="UC_5f_NormalAzul_20_Car"><text:span text:style-name="T7"> Relacionar Ítem.</text:span></text:span></text:p>
          </table:table-cell>
          <table:table-cell table:style-name="Tabla1.B1" office:value-type="string">
            <text:p text:style-name="P10"/>
            <text:p text:style-name="P8"><text:span text:style-name="T1">Nro. de Caso de Uso:</text:span> <text:span text:style-name="T16">CU.</text:span>D.01.06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 </text:span><text:span text:style-name="Default_20_Paragraph_20_Font"><text:span text:style-name="T3">Desarroll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2"> </text:span><text:span text:style-name="Default_20_Paragraph_20_Font"><text:span text:style-name="T3">Permite asignar o eliminar una relación de un ítem con otr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8"> </text:span></text:span><text:span text:style-name="UC_5f_NormalAzul_20_Car"><text:span text:style-name="T11">El actor debe estar logueado como Desarrollador. </text:span></text:span><text:span text:style-name="UC_5f_NormalAzul_20_Car"><text:span text:style-name="T10">Deben </text:span></text:span><text:span text:style-name="UC_5f_NormalAzul_20_Car"><text:span text:style-name="T11">existir</text:span></text:span><text:span text:style-name="UC_5f_NormalAzul_20_Car"><text:span text:style-name="T10"> ítem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 </text:span><text:span text:style-name="T12">S</text:span><text:span text:style-name="UC_5f_NormalAzul_20_Car"><text:span text:style-name="T10">e actualizará el ítem.</text:span></text:span></text:p>
          </table:table-cell>
          <table:covered-table-cell/>
        </table:table-row>
      </table:table>
      <text:p text:style-name="P3"/>
      <text:p text:style-name="P12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9"/>
          </table:table-cell>
          <table:covered-table-cell/>
        </table:table-row>
        <table:table-row table:style-name="Tabla2.1">
          <table:table-cell table:style-name="Tabla2.A2" office:value-type="string">
            <text:p text:style-name="P10">Usuario</text:p>
          </table:table-cell>
          <table:table-cell table:style-name="Tabla2.A1" office:value-type="string">
            <text:p text:style-name="P10">Sistema</text:p>
          </table:table-cell>
        </table:table-row>
        <table:table-row table:style-name="Tabla2.4">
          <table:table-cell table:style-name="Tabla2.A2" office:value-type="string">
            <text:p text:style-name="P8">1. Selecciona un ítem de la fase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6">2. Despliega las relaciones del ítem. Ofrece las opciones de asignar y eliminar relación.</text:p>
          </table:table-cell>
        </table:table-row>
        <table:table-row table:style-name="Tabla2.5">
          <table:table-cell table:style-name="Tabla2.A2" office:value-type="string">
            <text:p text:style-name="P11">3. Si selecciona la opción asignar relación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23"><text:span text:style-name="Default_20_Paragraph_20_Font"><text:span text:style-name="T3">4. Despliega los tipos de relaciones posibles.</text:span></text:span></text:p>
          </table:table-cell>
        </table:table-row>
        <table:table-row table:style-name="Tabla2.5">
          <table:table-cell table:style-name="Tabla2.A4" office:value-type="string">
            <text:p text:style-name="P14">5. Selecciona el tipo de relación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21">6. Despliega todos los ítems posibles para realizar el tipo de relación.</text:p>
          </table:table-cell>
        </table:table-row>
        <table:table-row table:style-name="Tabla2.5">
          <table:table-cell table:style-name="Tabla2.A4" office:value-type="string">
            <text:p text:style-name="P14">7. Selecciona el ítem para la relación. Hace <text:span text:style-name="T13">clic</text:span> en “Aceptar”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8">8. Almacena en la Base de Datos. Además registra la operación en el Historial del Ítem.</text:p>
          </table:table-cell>
        </table:table-row>
        <table:table-row table:style-name="Tabla2.5">
          <table:table-cell table:style-name="Tabla2.A4" office:value-type="string">
            <text:p text:style-name="P14">9. Si selecciona la opción eliminar relación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21">10. El sistema solicita la confirmación de la eliminación para el ítem seleccionado.</text:p>
          </table:table-cell>
        </table:table-row>
        <table:table-row table:style-name="Tabla2.5">
          <table:table-cell table:style-name="Tabla2.A4" office:value-type="string">
            <text:p text:style-name="P14">11. Hace <text:span text:style-name="T13">clic</text:span> en “Aceptar”.</text:p>
          </table:table-cell>
          <table:table-cell table:style-name="Tabla2.B4" office:value-type="string">
            <text:p text:style-name="P8"/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21">12. El sistema actualiza el estado del ítem a “eliminado”.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8007321009664028351" text:style-name="WW8Num8">
              <text:list-item>
                <text:p text:style-name="P29">Cancelar.</text:p>
              </text:list-item>
            </text:list>
            <text:p text:style-name="P17">En l<text:span text:style-name="T13">os</text:span> paso<text:span text:style-name="T13">s</text:span> <text:span text:style-name="T13">7 y 11</text:span>, si el actor selecciona Cancelar, <text:span text:style-name="T15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1945877955375151431" text:style-name="L3">
              <text:list-item>
                <text:p text:style-name="P24"><text:span text:style-name="Default_20_Paragraph_20_Font"><text:span text:style-name="T3">No hay conexión a la base de datos.</text:span></text:span></text:p>
              </text:list-item>
              <text:list-item>
                <text:p text:style-name="P25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ext:soft-page-break/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<text:span text:style-name="T13">Ítem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191 al RF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4</meta:editing-cycles>
    <meta:editing-duration>PT3H15M49S</meta:editing-duration>
    <dc:date>2014-03-16T21:39:16.475885390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3" meta:word-count="240" meta:character-count="1467" meta:non-whitespace-character-count="1263"/>
  </office:meta>
</office:document-meta>
</file>